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ceber</text:p>
          </table:table-cell>
          <table:table-cell office:value-type="string">
            <text:p>Horas Dia</text:p>
          </table:table-cell>
          <table:table-cell office:value-type="string">
            <text:p>Meses</text:p>
          </table:table-cell>
          <table:table-cell office:value-type="string">
            <text:p>Parcelas</text:p>
          </table:table-cell>
        </table:table-row>
        <table:table-row table:style-name="ro1">
          <table:table-cell table:number-columns-repeated="3"/>
          <table:table-cell office:value-type="float" office:value="15000">
            <text:p>15000</text:p>
          </table:table-cell>
          <table:table-cell table:number-columns-repeated="2" office:value-type="float" office:value="3">
            <text:p>3</text:p>
          </table:table-cell>
          <table:table-cell table:formula="of:=[.D7]/[.F7]"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HH</text:p>
          </table:table-cell>
          <table:table-cell office:value-type="string">
            <text:p>Horas Total</text:p>
          </table:table-cell>
          <table:table-cell office:value-type="string">
            <text:p>Dias</text:p>
          </table:table-cell>
          <table:table-cell/>
        </table:table-row>
        <table:table-row table:style-name="ro1">
          <table:table-cell table:number-columns-repeated="3"/>
          <table:table-cell table:formula="of:=[.D7]/[.E10]" office:value-type="float" office:value="75.7575757575758">
            <text:p>75.7575757576</text:p>
          </table:table-cell>
          <table:table-cell table:formula="of:=[.F10]*[.E7]" office:value-type="float" office:value="198">
            <text:p>198</text:p>
          </table:table-cell>
          <table:table-cell table:formula="of:=[.F7]*22" office:value-type="float" office:value="66">
            <text:p>66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formula="of:=75*160" office:value-type="float" office:value="12000">
            <text:p>12000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12/27/2017</text:date>, <text:time>23:19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Cabral</meta:initial-creator>
    <meta:creation-date>2017-12-27T21:54:33.59</meta:creation-date>
    <dc:date>2017-12-27T23:19:34.96</dc:date>
    <dc:creator>Fabio Cabral</dc:creator>
    <meta:editing-duration>PT7M59S</meta:editing-duration>
    <meta:editing-cycles>1</meta:editing-cycles>
    <meta:document-statistic meta:table-count="3" meta:cell-count="15" meta:object-count="0"/>
    <meta:generator>OpenOffice/4.1.3$Win32 OpenOffice.org_project/413m1$Build-9783</meta:generator>
  </office:meta>
</office:document-meta>
</file>